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FailureEvent.getExecut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FailureEvent.setExecutionScope( Object execu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FailureEvent.isSuppressError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FailureEvent.ThrowableFailureEvent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ableFailureEvent.ThrowableFailureEvent( Throwable throwable , boolean suppressError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ableFailureEven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